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shapes>
          <draw:frame draw:z-index="0" draw:style-name="gr1" draw:text-style-name="P1" svg:width="453.51pt" svg:height="255.09pt" svg:x="239.95pt" svg:y="3497.95pt">
            <loext:p draw:notify-on-update-of-ranges="final.B1:final.B1 final.B1:final.B3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36.83pt" svg:y="37.47pt">
            <loext:p draw:notify-on-update-of-ranges="final.A1:final.A301 final.B1:final.B3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table:formula="of:=[.A1]+20"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2]+20"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3]+20"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formula="of:=[.A4]+20" office:value-type="float" office:value="80" calcext:value-type="float">
            <text:p>8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formula="of:=[.A5]+20" office:value-type="float" office:value="100" calcext:value-type="float">
            <text:p>10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table:formula="of:=[.A6]+20" office:value-type="float" office:value="120" calcext:value-type="float">
            <text:p>12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formula="of:=[.A7]+20" office:value-type="float" office:value="140" calcext:value-type="float">
            <text:p>140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formula="of:=[.A8]+20" office:value-type="float" office:value="160" calcext:value-type="float">
            <text:p>16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formula="of:=[.A9]+20" office:value-type="float" office:value="180" calcext:value-type="float">
            <text:p>180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formula="of:=[.A10]+20" office:value-type="float" office:value="200" calcext:value-type="float">
            <text:p>20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table:formula="of:=[.A11]+20" office:value-type="float" office:value="220" calcext:value-type="float">
            <text:p>2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formula="of:=[.A12]+20" office:value-type="float" office:value="240" calcext:value-type="float">
            <text:p>24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formula="of:=[.A13]+20" office:value-type="float" office:value="260" calcext:value-type="float">
            <text:p>26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table:formula="of:=[.A14]+20" office:value-type="float" office:value="280" calcext:value-type="float">
            <text:p>28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table:formula="of:=[.A15]+20" office:value-type="float" office:value="300" calcext:value-type="float">
            <text:p>30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formula="of:=[.A16]+20" office:value-type="float" office:value="320" calcext:value-type="float">
            <text:p>320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table:formula="of:=[.A17]+20" office:value-type="float" office:value="340" calcext:value-type="float">
            <text:p>340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table:formula="of:=[.A18]+20" office:value-type="float" office:value="360" calcext:value-type="float">
            <text:p>36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formula="of:=[.A19]+20" office:value-type="float" office:value="380" calcext:value-type="float">
            <text:p>38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table:formula="of:=[.A20]+20" office:value-type="float" office:value="400" calcext:value-type="float">
            <text:p>40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table:formula="of:=[.A21]+20" office:value-type="float" office:value="420" calcext:value-type="float">
            <text:p>420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table:formula="of:=[.A22]+20" office:value-type="float" office:value="440" calcext:value-type="float">
            <text:p>440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table:formula="of:=[.A23]+20" office:value-type="float" office:value="460" calcext:value-type="float">
            <text:p>46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A24]+20" office:value-type="float" office:value="480" calcext:value-type="float">
            <text:p>48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formula="of:=[.A25]+20" office:value-type="float" office:value="500" calcext:value-type="float">
            <text:p>50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table:formula="of:=[.A26]+20" office:value-type="float" office:value="520" calcext:value-type="float">
            <text:p>52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table:formula="of:=[.A27]+20" office:value-type="float" office:value="540" calcext:value-type="float">
            <text:p>54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table:formula="of:=[.A28]+20" office:value-type="float" office:value="560" calcext:value-type="float">
            <text:p>560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table:formula="of:=[.A29]+20" office:value-type="float" office:value="580" calcext:value-type="float">
            <text:p>580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table:formula="of:=[.A30]+20" office:value-type="float" office:value="600" calcext:value-type="float">
            <text:p>600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table:formula="of:=[.A31]+20" office:value-type="float" office:value="620" calcext:value-type="float">
            <text:p>620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table:formula="of:=[.A32]+20" office:value-type="float" office:value="640" calcext:value-type="float">
            <text:p>640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table:formula="of:=[.A33]+20" office:value-type="float" office:value="660" calcext:value-type="float">
            <text:p>660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table:formula="of:=[.A34]+20" office:value-type="float" office:value="680" calcext:value-type="float">
            <text:p>680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table:formula="of:=[.A35]+20" office:value-type="float" office:value="700" calcext:value-type="float">
            <text:p>700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table:formula="of:=[.A36]+20" office:value-type="float" office:value="720" calcext:value-type="float">
            <text:p>720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table:formula="of:=[.A37]+20" office:value-type="float" office:value="740" calcext:value-type="float">
            <text:p>740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table:formula="of:=[.A38]+20" office:value-type="float" office:value="760" calcext:value-type="float">
            <text:p>760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table:formula="of:=[.A39]+20" office:value-type="float" office:value="780" calcext:value-type="float">
            <text:p>780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table:formula="of:=[.A40]+20" office:value-type="float" office:value="800" calcext:value-type="float">
            <text:p>800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table:formula="of:=[.A41]+20" office:value-type="float" office:value="820" calcext:value-type="float">
            <text:p>82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formula="of:=[.A42]+20" office:value-type="float" office:value="840" calcext:value-type="float">
            <text:p>840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table:formula="of:=[.A43]+20" office:value-type="float" office:value="860" calcext:value-type="float">
            <text:p>86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formula="of:=[.A44]+20" office:value-type="float" office:value="880" calcext:value-type="float">
            <text:p>88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formula="of:=[.A45]+20" office:value-type="float" office:value="900" calcext:value-type="float">
            <text:p>900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table:formula="of:=[.A46]+20" office:value-type="float" office:value="920" calcext:value-type="float">
            <text:p>920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table:formula="of:=[.A47]+20" office:value-type="float" office:value="940" calcext:value-type="float">
            <text:p>940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table:formula="of:=[.A48]+20" office:value-type="float" office:value="960" calcext:value-type="float">
            <text:p>96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A49]+20" office:value-type="float" office:value="980" calcext:value-type="float">
            <text:p>980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table:formula="of:=[.A50]+20" office:value-type="float" office:value="1000" calcext:value-type="float">
            <text:p>1000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table:formula="of:=[.A51]+20" office:value-type="float" office:value="1020" calcext:value-type="float">
            <text:p>1020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table:formula="of:=[.A52]+20" office:value-type="float" office:value="1040" calcext:value-type="float">
            <text:p>1040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table:formula="of:=[.A53]+20" office:value-type="float" office:value="1060" calcext:value-type="float">
            <text:p>1060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table:formula="of:=[.A54]+20" office:value-type="float" office:value="1080" calcext:value-type="float">
            <text:p>1080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table:formula="of:=[.A55]+20" office:value-type="float" office:value="1100" calcext:value-type="float">
            <text:p>11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formula="of:=[.A56]+20" office:value-type="float" office:value="1120" calcext:value-type="float">
            <text:p>1120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table:formula="of:=[.A57]+20" office:value-type="float" office:value="1140" calcext:value-type="float">
            <text:p>1140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table:formula="of:=[.A58]+20" office:value-type="float" office:value="1160" calcext:value-type="float">
            <text:p>116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formula="of:=[.A59]+20" office:value-type="float" office:value="1180" calcext:value-type="float">
            <text:p>1180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table:formula="of:=[.A60]+20" office:value-type="float" office:value="1200" calcext:value-type="float">
            <text:p>1200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table:formula="of:=[.A61]+20" office:value-type="float" office:value="1220" calcext:value-type="float">
            <text:p>1220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table:formula="of:=[.A62]+20" office:value-type="float" office:value="1240" calcext:value-type="float">
            <text:p>124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A63]+20" office:value-type="float" office:value="1260" calcext:value-type="float">
            <text:p>1260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table:formula="of:=[.A64]+20" office:value-type="float" office:value="1280" calcext:value-type="float">
            <text:p>128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table:formula="of:=[.A65]+20" office:value-type="float" office:value="1300" calcext:value-type="float">
            <text:p>1300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table:formula="of:=[.A66]+20" office:value-type="float" office:value="1320" calcext:value-type="float">
            <text:p>1320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table:formula="of:=[.A67]+20" office:value-type="float" office:value="1340" calcext:value-type="float">
            <text:p>1340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table:formula="of:=[.A68]+20" office:value-type="float" office:value="1360" calcext:value-type="float">
            <text:p>1360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table:formula="of:=[.A69]+20" office:value-type="float" office:value="1380" calcext:value-type="float">
            <text:p>1380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table:formula="of:=[.A70]+20" office:value-type="float" office:value="1400" calcext:value-type="float">
            <text:p>14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table:formula="of:=[.A71]+20" office:value-type="float" office:value="1420" calcext:value-type="float">
            <text:p>142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[.A72]+20" office:value-type="float" office:value="1440" calcext:value-type="float">
            <text:p>144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table:formula="of:=[.A73]+20" office:value-type="float" office:value="1460" calcext:value-type="float">
            <text:p>146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table:formula="of:=[.A74]+20" office:value-type="float" office:value="1480" calcext:value-type="float">
            <text:p>148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[.A75]+20" office:value-type="float" office:value="1500" calcext:value-type="float">
            <text:p>1500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table:formula="of:=[.A76]+20" office:value-type="float" office:value="1520" calcext:value-type="float">
            <text:p>152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A77]+20" office:value-type="float" office:value="1540" calcext:value-type="float">
            <text:p>1540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table:formula="of:=[.A78]+20" office:value-type="float" office:value="1560" calcext:value-type="float">
            <text:p>1560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table:formula="of:=[.A79]+20" office:value-type="float" office:value="1580" calcext:value-type="float">
            <text:p>1580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table:formula="of:=[.A80]+20" office:value-type="float" office:value="1600" calcext:value-type="float">
            <text:p>1600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table:formula="of:=[.A81]+20" office:value-type="float" office:value="1620" calcext:value-type="float">
            <text:p>1620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table:formula="of:=[.A82]+20" office:value-type="float" office:value="1640" calcext:value-type="float">
            <text:p>164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A83]+20" office:value-type="float" office:value="1660" calcext:value-type="float">
            <text:p>1660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table:formula="of:=[.A84]+20" office:value-type="float" office:value="1680" calcext:value-type="float">
            <text:p>1680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table:formula="of:=[.A85]+20"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86]+20" office:value-type="float" office:value="1720" calcext:value-type="float">
            <text:p>1720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table:formula="of:=[.A87]+20" office:value-type="float" office:value="1740" calcext:value-type="float">
            <text:p>1740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table:formula="of:=[.A88]+20" office:value-type="float" office:value="1760" calcext:value-type="float">
            <text:p>176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table:formula="of:=[.A89]+20" office:value-type="float" office:value="1780" calcext:value-type="float">
            <text:p>1780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table:formula="of:=[.A90]+20" office:value-type="float" office:value="1800" calcext:value-type="float">
            <text:p>18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table:formula="of:=[.A91]+20" office:value-type="float" office:value="1820" calcext:value-type="float">
            <text:p>18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2]+20" office:value-type="float" office:value="1840" calcext:value-type="float">
            <text:p>1840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table:formula="of:=[.A93]+20" office:value-type="float" office:value="1860" calcext:value-type="float">
            <text:p>186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94]+20" office:value-type="float" office:value="1880" calcext:value-type="float">
            <text:p>1880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table:formula="of:=[.A95]+20" office:value-type="float" office:value="1900" calcext:value-type="float">
            <text:p>190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A96]+20" office:value-type="float" office:value="1920" calcext:value-type="float">
            <text:p>1920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table:formula="of:=[.A97]+20" office:value-type="float" office:value="1940" calcext:value-type="float">
            <text:p>194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formula="of:=[.A98]+20" office:value-type="float" office:value="1960" calcext:value-type="float">
            <text:p>196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table:formula="of:=[.A99]+20" office:value-type="float" office:value="1980" calcext:value-type="float">
            <text:p>198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A100]+20" office:value-type="float" office:value="2000" calcext:value-type="float">
            <text:p>2000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table:formula="of:=[.A101]+20" office:value-type="float" office:value="2020" calcext:value-type="float">
            <text:p>202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table:formula="of:=[.A102]+20" office:value-type="float" office:value="2040" calcext:value-type="float">
            <text:p>2040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table:formula="of:=[.A103]+20" office:value-type="float" office:value="2060" calcext:value-type="float">
            <text:p>206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table:formula="of:=[.A104]+20"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5]+20" office:value-type="float" office:value="2100" calcext:value-type="float">
            <text:p>2100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table:formula="of:=[.A106]+20" office:value-type="float" office:value="2120" calcext:value-type="float">
            <text:p>212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table:formula="of:=[.A107]+20" office:value-type="float" office:value="2140" calcext:value-type="float">
            <text:p>214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table:formula="of:=[.A108]+20" office:value-type="float" office:value="2160" calcext:value-type="float">
            <text:p>216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table:formula="of:=[.A109]+20" office:value-type="float" office:value="2180" calcext:value-type="float">
            <text:p>218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A110]+20" office:value-type="float" office:value="2200" calcext:value-type="float">
            <text:p>220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table:formula="of:=[.A111]+20" office:value-type="float" office:value="2220" calcext:value-type="float">
            <text:p>222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table:formula="of:=[.A112]+20" office:value-type="float" office:value="2240" calcext:value-type="float">
            <text:p>2240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table:formula="of:=[.A113]+20" office:value-type="float" office:value="2260" calcext:value-type="float">
            <text:p>226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table:formula="of:=[.A114]+20" office:value-type="float" office:value="2280" calcext:value-type="float">
            <text:p>2280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table:formula="of:=[.A115]+20" office:value-type="float" office:value="2300" calcext:value-type="float">
            <text:p>230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[.A116]+20" office:value-type="float" office:value="2320" calcext:value-type="float">
            <text:p>232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A117]+20" office:value-type="float" office:value="2340" calcext:value-type="float">
            <text:p>234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table:formula="of:=[.A118]+20" office:value-type="float" office:value="2360" calcext:value-type="float">
            <text:p>2360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table:formula="of:=[.A119]+20" office:value-type="float" office:value="2380" calcext:value-type="float">
            <text:p>238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A120]+20" office:value-type="float" office:value="2400" calcext:value-type="float">
            <text:p>240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table:formula="of:=[.A121]+20" office:value-type="float" office:value="2420" calcext:value-type="float">
            <text:p>2420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 table:formula="of:=[.A122]+20" office:value-type="float" office:value="2440" calcext:value-type="float">
            <text:p>2440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table:formula="of:=[.A123]+20" office:value-type="float" office:value="2460" calcext:value-type="float">
            <text:p>246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formula="of:=[.A124]+20" office:value-type="float" office:value="2480" calcext:value-type="float">
            <text:p>248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table:formula="of:=[.A125]+20" office:value-type="float" office:value="2500" calcext:value-type="float">
            <text:p>2500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table:formula="of:=[.A126]+20" office:value-type="float" office:value="2520" calcext:value-type="float">
            <text:p>2520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table:formula="of:=[.A127]+20" office:value-type="float" office:value="2540" calcext:value-type="float">
            <text:p>254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formula="of:=[.A128]+20" office:value-type="float" office:value="2560" calcext:value-type="float">
            <text:p>256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[.A129]+20" office:value-type="float" office:value="2580" calcext:value-type="float">
            <text:p>258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table:formula="of:=[.A130]+20" office:value-type="float" office:value="2600" calcext:value-type="float">
            <text:p>2600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table:formula="of:=[.A131]+20" office:value-type="float" office:value="2620" calcext:value-type="float">
            <text:p>2620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[.A132]+20" office:value-type="float" office:value="2640" calcext:value-type="float">
            <text:p>264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table:formula="of:=[.A133]+20" office:value-type="float" office:value="2660" calcext:value-type="float">
            <text:p>2660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table:formula="of:=[.A134]+20" office:value-type="float" office:value="2680" calcext:value-type="float">
            <text:p>268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formula="of:=[.A135]+20" office:value-type="float" office:value="2700" calcext:value-type="float">
            <text:p>2700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table:formula="of:=[.A136]+20" office:value-type="float" office:value="2720" calcext:value-type="float">
            <text:p>27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37]+20" office:value-type="float" office:value="2740" calcext:value-type="float">
            <text:p>2740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table:formula="of:=[.A138]+20" office:value-type="float" office:value="2760" calcext:value-type="float">
            <text:p>2760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[.A139]+20" office:value-type="float" office:value="2780" calcext:value-type="float">
            <text:p>278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formula="of:=[.A140]+20" office:value-type="float" office:value="2800" calcext:value-type="float">
            <text:p>280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141]+20" office:value-type="float" office:value="2820" calcext:value-type="float">
            <text:p>2820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table:formula="of:=[.A142]+20" office:value-type="float" office:value="2840" calcext:value-type="float">
            <text:p>2840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table:formula="of:=[.A143]+20" office:value-type="float" office:value="2860" calcext:value-type="float">
            <text:p>286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formula="of:=[.A144]+20" office:value-type="float" office:value="2880" calcext:value-type="float">
            <text:p>2880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table:formula="of:=[.A145]+20" office:value-type="float" office:value="2900" calcext:value-type="float">
            <text:p>290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formula="of:=[.A146]+20" office:value-type="float" office:value="2920" calcext:value-type="float">
            <text:p>2920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table:formula="of:=[.A147]+20" office:value-type="float" office:value="2940" calcext:value-type="float">
            <text:p>294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formula="of:=[.A148]+20" office:value-type="float" office:value="2960" calcext:value-type="float">
            <text:p>296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formula="of:=[.A149]+20" office:value-type="float" office:value="2980" calcext:value-type="float">
            <text:p>2980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table:formula="of:=[.A150]+20" office:value-type="float" office:value="3000" calcext:value-type="float">
            <text:p>3000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table:formula="of:=[.A151]+20" office:value-type="float" office:value="3020" calcext:value-type="float">
            <text:p>3020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table:formula="of:=[.A152]+20" office:value-type="float" office:value="3040" calcext:value-type="float">
            <text:p>3040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formula="of:=[.A153]+20" office:value-type="float" office:value="3060" calcext:value-type="float">
            <text:p>3060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table:formula="of:=[.A154]+20" office:value-type="float" office:value="3080" calcext:value-type="float">
            <text:p>3080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table:formula="of:=[.A155]+20" office:value-type="float" office:value="3100" calcext:value-type="float">
            <text:p>310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156]+20" office:value-type="float" office:value="3120" calcext:value-type="float">
            <text:p>3120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table:formula="of:=[.A157]+20" office:value-type="float" office:value="3140" calcext:value-type="float">
            <text:p>314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formula="of:=[.A158]+20" office:value-type="float" office:value="3160" calcext:value-type="float">
            <text:p>316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table:formula="of:=[.A159]+20" office:value-type="float" office:value="3180" calcext:value-type="float">
            <text:p>3180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[.A160]+20" office:value-type="float" office:value="3200" calcext:value-type="float">
            <text:p>3200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table:formula="of:=[.A161]+20" office:value-type="float" office:value="3220" calcext:value-type="float">
            <text:p>3220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table:formula="of:=[.A162]+20" office:value-type="float" office:value="3240" calcext:value-type="float">
            <text:p>3240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table:formula="of:=[.A163]+20" office:value-type="float" office:value="3260" calcext:value-type="float">
            <text:p>3260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table:formula="of:=[.A164]+20" office:value-type="float" office:value="3280" calcext:value-type="float">
            <text:p>3280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table:formula="of:=[.A165]+20" office:value-type="float" office:value="3300" calcext:value-type="float">
            <text:p>3300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table:formula="of:=[.A166]+20" office:value-type="float" office:value="3320" calcext:value-type="float">
            <text:p>332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formula="of:=[.A167]+20" office:value-type="float" office:value="3340" calcext:value-type="float">
            <text:p>3340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table:formula="of:=[.A168]+20" office:value-type="float" office:value="3360" calcext:value-type="float">
            <text:p>336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table:formula="of:=[.A169]+20" office:value-type="float" office:value="3380" calcext:value-type="float">
            <text:p>338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A170]+20" office:value-type="float" office:value="3400" calcext:value-type="float">
            <text:p>3400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[.A171]+20" office:value-type="float" office:value="3420" calcext:value-type="float">
            <text:p>342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formula="of:=[.A172]+20" office:value-type="float" office:value="3440" calcext:value-type="float">
            <text:p>3440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table:formula="of:=[.A173]+20" office:value-type="float" office:value="3460" calcext:value-type="float">
            <text:p>3460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table:formula="of:=[.A174]+20" office:value-type="float" office:value="3480" calcext:value-type="float">
            <text:p>3480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table:formula="of:=[.A175]+20" office:value-type="float" office:value="3500" calcext:value-type="float">
            <text:p>3500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[.A176]+20" office:value-type="float" office:value="3520" calcext:value-type="float">
            <text:p>3520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table:formula="of:=[.A177]+20" office:value-type="float" office:value="3540" calcext:value-type="float">
            <text:p>3540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table:formula="of:=[.A178]+20" office:value-type="float" office:value="3560" calcext:value-type="float">
            <text:p>3560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table:formula="of:=[.A179]+20" office:value-type="float" office:value="3580" calcext:value-type="float">
            <text:p>3580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table:formula="of:=[.A180]+20" office:value-type="float" office:value="3600" calcext:value-type="float">
            <text:p>360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181]+20" office:value-type="float" office:value="3620" calcext:value-type="float">
            <text:p>3620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table:formula="of:=[.A182]+20" office:value-type="float" office:value="3640" calcext:value-type="float">
            <text:p>364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formula="of:=[.A183]+20" office:value-type="float" office:value="3660" calcext:value-type="float">
            <text:p>3660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table:formula="of:=[.A184]+20" office:value-type="float" office:value="3680" calcext:value-type="float">
            <text:p>3680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table:formula="of:=[.A185]+20" office:value-type="float" office:value="3700" calcext:value-type="float">
            <text:p>3700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table:formula="of:=[.A186]+20" office:value-type="float" office:value="3720" calcext:value-type="float">
            <text:p>372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187]+20" office:value-type="float" office:value="3740" calcext:value-type="float">
            <text:p>374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A188]+20" office:value-type="float" office:value="3760" calcext:value-type="float">
            <text:p>3760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table:formula="of:=[.A189]+20" office:value-type="float" office:value="3780" calcext:value-type="float">
            <text:p>378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table:formula="of:=[.A190]+20" office:value-type="float" office:value="3800" calcext:value-type="float">
            <text:p>380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formula="of:=[.A191]+20" office:value-type="float" office:value="3820" calcext:value-type="float">
            <text:p>382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table:formula="of:=[.A192]+20" office:value-type="float" office:value="3840" calcext:value-type="float">
            <text:p>384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table:formula="of:=[.A193]+20" office:value-type="float" office:value="3860" calcext:value-type="float">
            <text:p>386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table:formula="of:=[.A194]+20" office:value-type="float" office:value="3880" calcext:value-type="float">
            <text:p>3880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table:formula="of:=[.A195]+20" office:value-type="float" office:value="3900" calcext:value-type="float">
            <text:p>390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formula="of:=[.A196]+20" office:value-type="float" office:value="3920" calcext:value-type="float">
            <text:p>392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A197]+20" office:value-type="float" office:value="3940" calcext:value-type="float">
            <text:p>3940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table:formula="of:=[.A198]+20" office:value-type="float" office:value="3960" calcext:value-type="float">
            <text:p>396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table:formula="of:=[.A199]+20" office:value-type="float" office:value="3980" calcext:value-type="float">
            <text:p>3980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table:formula="of:=[.A200]+20" office:value-type="float" office:value="4000" calcext:value-type="float">
            <text:p>4000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table:formula="of:=[.A201]+20" office:value-type="float" office:value="4020" calcext:value-type="float">
            <text:p>402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A202]+20" office:value-type="float" office:value="4040" calcext:value-type="float">
            <text:p>4040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table:formula="of:=[.A203]+20" office:value-type="float" office:value="4060" calcext:value-type="float">
            <text:p>406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table:formula="of:=[.A204]+20" office:value-type="float" office:value="4080" calcext:value-type="float">
            <text:p>4080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table:formula="of:=[.A205]+20" office:value-type="float" office:value="4100" calcext:value-type="float">
            <text:p>410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table:formula="of:=[.A206]+20" office:value-type="float" office:value="4120" calcext:value-type="float">
            <text:p>4120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table:formula="of:=[.A207]+20" office:value-type="float" office:value="4140" calcext:value-type="float">
            <text:p>414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formula="of:=[.A208]+20" office:value-type="float" office:value="4160" calcext:value-type="float">
            <text:p>4160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table:formula="of:=[.A209]+20" office:value-type="float" office:value="4180" calcext:value-type="float">
            <text:p>4180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table:formula="of:=[.A210]+20" office:value-type="float" office:value="4200" calcext:value-type="float">
            <text:p>4200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table:formula="of:=[.A211]+20" office:value-type="float" office:value="4220" calcext:value-type="float">
            <text:p>4220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table:formula="of:=[.A212]+20" office:value-type="float" office:value="4240" calcext:value-type="float">
            <text:p>4240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table:formula="of:=[.A213]+20" office:value-type="float" office:value="4260" calcext:value-type="float">
            <text:p>4260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formula="of:=[.A214]+20" office:value-type="float" office:value="4280" calcext:value-type="float">
            <text:p>4280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table:formula="of:=[.A215]+20" office:value-type="float" office:value="4300" calcext:value-type="float">
            <text:p>430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216]+20" office:value-type="float" office:value="4320" calcext:value-type="float">
            <text:p>4320</text:p>
          </table:table-cell>
          <table:table-cell office:value-type="float" office:value="9.22" calcext:value-type="float">
            <text:p>9.22</text:p>
          </table:table-cell>
        </table:table-row>
        <table:table-row table:style-name="ro1">
          <table:table-cell table:formula="of:=[.A217]+20" office:value-type="float" office:value="4340" calcext:value-type="float">
            <text:p>4340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table:formula="of:=[.A218]+20" office:value-type="float" office:value="4360" calcext:value-type="float">
            <text:p>4360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table:formula="of:=[.A219]+20" office:value-type="float" office:value="4380" calcext:value-type="float">
            <text:p>4380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table:formula="of:=[.A220]+20" office:value-type="float" office:value="4400" calcext:value-type="float">
            <text:p>4400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table:formula="of:=[.A221]+20" office:value-type="float" office:value="4420" calcext:value-type="float">
            <text:p>4420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table:formula="of:=[.A222]+20" office:value-type="float" office:value="4440" calcext:value-type="float">
            <text:p>4440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table:formula="of:=[.A223]+20" office:value-type="float" office:value="4460" calcext:value-type="float">
            <text:p>4460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table:formula="of:=[.A224]+20" office:value-type="float" office:value="4480" calcext:value-type="float">
            <text:p>448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table:formula="of:=[.A225]+20" office:value-type="float" office:value="4500" calcext:value-type="float">
            <text:p>450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226]+20" office:value-type="float" office:value="4520" calcext:value-type="float">
            <text:p>4520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table:formula="of:=[.A227]+20" office:value-type="float" office:value="4540" calcext:value-type="float">
            <text:p>4540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table:formula="of:=[.A228]+20" office:value-type="float" office:value="4560" calcext:value-type="float">
            <text:p>4560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table:formula="of:=[.A229]+20" office:value-type="float" office:value="4580" calcext:value-type="float">
            <text:p>458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table:formula="of:=[.A230]+20" office:value-type="float" office:value="4600" calcext:value-type="float">
            <text:p>4600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table:formula="of:=[.A231]+20" office:value-type="float" office:value="4620" calcext:value-type="float">
            <text:p>4620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table:formula="of:=[.A232]+20" office:value-type="float" office:value="4640" calcext:value-type="float">
            <text:p>464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table:formula="of:=[.A233]+20" office:value-type="float" office:value="4660" calcext:value-type="float">
            <text:p>4660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table:formula="of:=[.A234]+20" office:value-type="float" office:value="4680" calcext:value-type="float">
            <text:p>4680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table:formula="of:=[.A235]+20" office:value-type="float" office:value="4700" calcext:value-type="float">
            <text:p>470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table:formula="of:=[.A236]+20" office:value-type="float" office:value="4720" calcext:value-type="float">
            <text:p>4720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table:formula="of:=[.A237]+20" office:value-type="float" office:value="4740" calcext:value-type="float">
            <text:p>4740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table:formula="of:=[.A238]+20" office:value-type="float" office:value="4760" calcext:value-type="float">
            <text:p>4760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table:formula="of:=[.A239]+20" office:value-type="float" office:value="4780" calcext:value-type="float">
            <text:p>4780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table:formula="of:=[.A240]+20" office:value-type="float" office:value="4800" calcext:value-type="float">
            <text:p>4800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table:formula="of:=[.A241]+20" office:value-type="float" office:value="4820" calcext:value-type="float">
            <text:p>4820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table:formula="of:=[.A242]+20" office:value-type="float" office:value="4840" calcext:value-type="float">
            <text:p>4840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table:formula="of:=[.A243]+20" office:value-type="float" office:value="4860" calcext:value-type="float">
            <text:p>4860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table:formula="of:=[.A244]+20" office:value-type="float" office:value="4880" calcext:value-type="float">
            <text:p>4880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table:formula="of:=[.A245]+20" office:value-type="float" office:value="4900" calcext:value-type="float">
            <text:p>4900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table:formula="of:=[.A246]+20" office:value-type="float" office:value="4920" calcext:value-type="float">
            <text:p>4920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table:formula="of:=[.A247]+20" office:value-type="float" office:value="4940" calcext:value-type="float">
            <text:p>494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table:formula="of:=[.A248]+20" office:value-type="float" office:value="4960" calcext:value-type="float">
            <text:p>4960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table:formula="of:=[.A249]+20" office:value-type="float" office:value="4980" calcext:value-type="float">
            <text:p>498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formula="of:=[.A250]+20" office:value-type="float" office:value="5000" calcext:value-type="float">
            <text:p>500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formula="of:=[.A251]+20" office:value-type="float" office:value="5020" calcext:value-type="float">
            <text:p>502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252]+20" office:value-type="float" office:value="5040" calcext:value-type="float">
            <text:p>5040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[.A253]+20" office:value-type="float" office:value="5060" calcext:value-type="float">
            <text:p>506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254]+20" office:value-type="float" office:value="5080" calcext:value-type="float">
            <text:p>5080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table:formula="of:=[.A255]+20" office:value-type="float" office:value="5100" calcext:value-type="float">
            <text:p>5100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table:formula="of:=[.A256]+20" office:value-type="float" office:value="5120" calcext:value-type="float">
            <text:p>512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257]+20" office:value-type="float" office:value="5140" calcext:value-type="float">
            <text:p>5140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table:formula="of:=[.A258]+20" office:value-type="float" office:value="5160" calcext:value-type="float">
            <text:p>5160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table:formula="of:=[.A259]+20" office:value-type="float" office:value="5180" calcext:value-type="float">
            <text:p>518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260]+20" office:value-type="float" office:value="5200" calcext:value-type="float">
            <text:p>5200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table:formula="of:=[.A261]+20" office:value-type="float" office:value="5220" calcext:value-type="float">
            <text:p>5220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table:formula="of:=[.A262]+20" office:value-type="float" office:value="5240" calcext:value-type="float">
            <text:p>5240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table:formula="of:=[.A263]+20" office:value-type="float" office:value="5260" calcext:value-type="float">
            <text:p>5260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table:formula="of:=[.A264]+20" office:value-type="float" office:value="5280" calcext:value-type="float">
            <text:p>5280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table:formula="of:=[.A265]+20" office:value-type="float" office:value="5300" calcext:value-type="float">
            <text:p>5300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table:formula="of:=[.A266]+20" office:value-type="float" office:value="5320" calcext:value-type="float">
            <text:p>5320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table:formula="of:=[.A267]+20" office:value-type="float" office:value="5340" calcext:value-type="float">
            <text:p>5340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table:formula="of:=[.A268]+20" office:value-type="float" office:value="5360" calcext:value-type="float">
            <text:p>536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table:formula="of:=[.A269]+20" office:value-type="float" office:value="5380" calcext:value-type="float">
            <text:p>5380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table:formula="of:=[.A270]+20" office:value-type="float" office:value="5400" calcext:value-type="float">
            <text:p>540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formula="of:=[.A271]+20" office:value-type="float" office:value="5420" calcext:value-type="float">
            <text:p>542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table:formula="of:=[.A272]+20" office:value-type="float" office:value="5440" calcext:value-type="float">
            <text:p>544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table:formula="of:=[.A273]+20" office:value-type="float" office:value="5460" calcext:value-type="float">
            <text:p>546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table:formula="of:=[.A274]+20" office:value-type="float" office:value="5480" calcext:value-type="float">
            <text:p>5480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table:formula="of:=[.A275]+20" office:value-type="float" office:value="5500" calcext:value-type="float">
            <text:p>5500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table:formula="of:=[.A276]+20" office:value-type="float" office:value="5520" calcext:value-type="float">
            <text:p>5520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table:formula="of:=[.A277]+20" office:value-type="float" office:value="5540" calcext:value-type="float">
            <text:p>5540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table:formula="of:=[.A278]+20" office:value-type="float" office:value="5560" calcext:value-type="float">
            <text:p>556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formula="of:=[.A279]+20" office:value-type="float" office:value="5580" calcext:value-type="float">
            <text:p>5580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formula="of:=[.A280]+20" office:value-type="float" office:value="5600" calcext:value-type="float">
            <text:p>5600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table:formula="of:=[.A281]+20" office:value-type="float" office:value="5620" calcext:value-type="float">
            <text:p>5620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table:formula="of:=[.A282]+20" office:value-type="float" office:value="5640" calcext:value-type="float">
            <text:p>564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table:formula="of:=[.A283]+20" office:value-type="float" office:value="5660" calcext:value-type="float">
            <text:p>566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table:formula="of:=[.A284]+20" office:value-type="float" office:value="5680" calcext:value-type="float">
            <text:p>568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table:formula="of:=[.A285]+20" office:value-type="float" office:value="5700" calcext:value-type="float">
            <text:p>5700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table:formula="of:=[.A286]+20" office:value-type="float" office:value="5720" calcext:value-type="float">
            <text:p>5720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table:formula="of:=[.A287]+20" office:value-type="float" office:value="5740" calcext:value-type="float">
            <text:p>5740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table:formula="of:=[.A288]+20" office:value-type="float" office:value="5760" calcext:value-type="float">
            <text:p>5760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table:formula="of:=[.A289]+20" office:value-type="float" office:value="5780" calcext:value-type="float">
            <text:p>5780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table:formula="of:=[.A290]+20" office:value-type="float" office:value="5800" calcext:value-type="float">
            <text:p>5800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table:formula="of:=[.A291]+20" office:value-type="float" office:value="5820" calcext:value-type="float">
            <text:p>5820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 table:formula="of:=[.A292]+20" office:value-type="float" office:value="5840" calcext:value-type="float">
            <text:p>584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table:formula="of:=[.A293]+20" office:value-type="float" office:value="5860" calcext:value-type="float">
            <text:p>586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A294]+20" office:value-type="float" office:value="5880" calcext:value-type="float">
            <text:p>5880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table:formula="of:=[.A295]+20" office:value-type="float" office:value="5900" calcext:value-type="float">
            <text:p>5900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table:formula="of:=[.A296]+20" office:value-type="float" office:value="5920" calcext:value-type="float">
            <text:p>592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table:formula="of:=[.A297]+20" office:value-type="float" office:value="5940" calcext:value-type="float">
            <text:p>594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table:formula="of:=[.A298]+20" office:value-type="float" office:value="5960" calcext:value-type="float">
            <text:p>596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formula="of:=[.A299]+20" office:value-type="float" office:value="5980" calcext:value-type="float">
            <text:p>5980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table:formula="of:=[.A300]+20" office:value-type="float" office:value="6000" calcext:value-type="float">
            <text:p>600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formula="of:=[.A301]+20" office:value-type="float" office:value="6020" calcext:value-type="float">
            <text:p>6020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table:formula="of:=[.A302]+20" office:value-type="float" office:value="6040" calcext:value-type="float">
            <text:p>6040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table:formula="of:=[.A303]+20" office:value-type="float" office:value="6060" calcext:value-type="float">
            <text:p>6060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table:formula="of:=[.A304]+20" office:value-type="float" office:value="6080" calcext:value-type="float">
            <text:p>6080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table:formula="of:=[.A305]+20" office:value-type="float" office:value="6100" calcext:value-type="float">
            <text:p>6100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table:formula="of:=[.A306]+20" office:value-type="float" office:value="6120" calcext:value-type="float">
            <text:p>612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table:formula="of:=[.A307]+20" office:value-type="float" office:value="6140" calcext:value-type="float">
            <text:p>6140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table:formula="of:=[.A308]+20" office:value-type="float" office:value="6160" calcext:value-type="float">
            <text:p>6160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formula="of:=[.A309]+20" office:value-type="float" office:value="6180" calcext:value-type="float">
            <text:p>6180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table:formula="of:=[.A310]+20" office:value-type="float" office:value="6200" calcext:value-type="float">
            <text:p>6200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table:formula="of:=[.A311]+20" office:value-type="float" office:value="6220" calcext:value-type="float">
            <text:p>622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table:formula="of:=[.A312]+20" office:value-type="float" office:value="6240" calcext:value-type="float">
            <text:p>6240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table:formula="of:=[.A313]+20" office:value-type="float" office:value="6260" calcext:value-type="float">
            <text:p>6260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table:formula="of:=[.A314]+20" office:value-type="float" office:value="6280" calcext:value-type="float">
            <text:p>6280</text:p>
          </table:table-cell>
          <table:table-cell office:value-type="float" office:value="8.6" calcext:value-type="float">
            <text:p>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07:34:26.412844348</dc:date>
    <meta:editing-duration>PT10H7M24S</meta:editing-duration>
    <meta:editing-cycles>1</meta:editing-cycles>
    <meta:document-statistic meta:table-count="1" meta:cell-count="63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nal.B1:final.B300" chart:data-source-has-labels="row" svg:x="1.331cm" svg:y="0.18cm" svg:width="12.933cm" svg:height="7.659cm">
          <chartooo:coordinate-region svg:x="1.767cm" svg:y="0.379cm" svg:width="12.032cm" svg:height="6.813cm"/>
          <chart:axis chart:dimension="x" chart:name="primary-x" chart:style-name="ch4">
            <chart:title svg:x="6.787cm" svg:y="8.019cm" chart:style-name="ch5">
              <text:p>Average food</text:p>
            </chart:title>
          </chart:axis>
          <chart:axis chart:dimension="y" chart:name="primary-y" chart:style-name="ch6">
            <chart:title svg:x="0.451cm" svg:y="5.164cm" chart:style-name="ch7">
              <text:p>Number of play</text:p>
            </chart:title>
            <chart:grid chart:style-name="ch8" chart:class="major"/>
          </chart:axis>
          <chart:series chart:style-name="ch9" chart:values-cell-range-address="final.B1:final.B300" chart:label-cell-address="final.B1:final.B1" chart:class="chart:scatter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76</text:p>
                <draw:g>
                  <svg:desc>final.B1:fin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">
                <text:p>0.76</text:p>
                <draw:g>
                  <svg:desc>final.B1:final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8">
                <text:p>1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inal.A1:final.B301" svg:x="0.32cm" svg:y="0.18cm" svg:width="15.36cm" svg:height="8.64cm">
          <chartooo:coordinate-region svg:x="0.756cm" svg:y="0.379cm" svg:width="14.367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inal.B1:final.B301" chart:class="chart:scatter">
            <chart:domain table:cell-range-address="final.A1:final.A301"/>
            <chart:data-point chart:repeated="3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nal.A1:final.A301</svg:desc>
                </draw:g>
              </table:table-cell>
              <table:table-cell office:value-type="float" office:value="0.76">
                <text:p>0.76</text:p>
                <draw:g>
                  <svg:desc>final.B1:final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00">
                <text:p>260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20">
                <text:p>262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40">
                <text:p>264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60">
                <text:p>266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80">
                <text:p>268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00">
                <text:p>27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20">
                <text:p>27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0">
                <text:p>2740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60">
                <text:p>276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80">
                <text:p>278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00">
                <text:p>280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0">
                <text:p>282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0">
                <text:p>284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0">
                <text:p>286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0">
                <text:p>288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0">
                <text:p>290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20">
                <text:p>292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40">
                <text:p>294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60">
                <text:p>296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80">
                <text:p>298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00">
                <text:p>3000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0">
                <text:p>302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0">
                <text:p>304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0">
                <text:p>306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80">
                <text:p>308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00">
                <text:p>310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0">
                <text:p>312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40">
                <text:p>314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60">
                <text:p>316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0">
                <text:p>318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00">
                <text:p>3200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20">
                <text:p>3220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40">
                <text:p>324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60">
                <text:p>3260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80">
                <text:p>328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00">
                <text:p>330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0">
                <text:p>332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40">
                <text:p>334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60">
                <text:p>336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80">
                <text:p>338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00">
                <text:p>340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20">
                <text:p>342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40">
                <text:p>3440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60">
                <text:p>346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80">
                <text:p>3480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00">
                <text:p>350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20">
                <text:p>352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0">
                <text:p>3540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0">
                <text:p>356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80">
                <text:p>358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00">
                <text:p>36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0">
                <text:p>3620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40">
                <text:p>364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60">
                <text:p>366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80">
                <text:p>3680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00">
                <text:p>370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20">
                <text:p>372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0">
                <text:p>374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60">
                <text:p>3760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80">
                <text:p>378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00">
                <text:p>380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20">
                <text:p>382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40">
                <text:p>384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60">
                <text:p>3860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80">
                <text:p>3880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00">
                <text:p>390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0">
                <text:p>392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0">
                <text:p>3940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0">
                <text:p>396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80">
                <text:p>398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">
                <text:p>400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20">
                <text:p>402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40">
                <text:p>4040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60">
                <text:p>406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80">
                <text:p>408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00">
                <text:p>410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20">
                <text:p>4120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40">
                <text:p>414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60">
                <text:p>416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80">
                <text:p>418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00">
                <text:p>4200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20">
                <text:p>422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40">
                <text:p>4240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60">
                <text:p>426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80">
                <text:p>428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00">
                <text:p>43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0">
                <text:p>432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40">
                <text:p>4340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60">
                <text:p>4360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80">
                <text:p>438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00">
                <text:p>440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20">
                <text:p>4420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40">
                <text:p>444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60">
                <text:p>4460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0">
                <text:p>448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00">
                <text:p>450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20">
                <text:p>4520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40">
                <text:p>454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60">
                <text:p>456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80">
                <text:p>458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00">
                <text:p>460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20">
                <text:p>4620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40">
                <text:p>464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60">
                <text:p>466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80">
                <text:p>4680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00">
                <text:p>4700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20">
                <text:p>472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40">
                <text:p>4740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60">
                <text:p>476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80">
                <text:p>478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00">
                <text:p>4800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20">
                <text:p>4820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40">
                <text:p>4840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60">
                <text:p>486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80">
                <text:p>488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00">
                <text:p>4900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20">
                <text:p>492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40">
                <text:p>494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60">
                <text:p>496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80">
                <text:p>498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00">
                <text:p>50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20">
                <text:p>502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40">
                <text:p>5040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60">
                <text:p>506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80">
                <text:p>5080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00">
                <text:p>5100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20">
                <text:p>512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40">
                <text:p>514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60">
                <text:p>516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80">
                <text:p>518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00">
                <text:p>5200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20">
                <text:p>5220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40">
                <text:p>5240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60">
                <text:p>526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80">
                <text:p>528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00">
                <text:p>530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20">
                <text:p>5320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40">
                <text:p>534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60">
                <text:p>536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80">
                <text:p>5380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00">
                <text:p>540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20">
                <text:p>5420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40">
                <text:p>544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60">
                <text:p>5460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80">
                <text:p>5480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00">
                <text:p>5500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20">
                <text:p>552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40">
                <text:p>554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60">
                <text:p>556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80">
                <text:p>558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">
                <text:p>5600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20">
                <text:p>5620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40">
                <text:p>564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60">
                <text:p>5660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80">
                <text:p>568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00">
                <text:p>5700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20">
                <text:p>5720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40">
                <text:p>574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60">
                <text:p>5760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80">
                <text:p>5780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00">
                <text:p>5800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20">
                <text:p>5820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40">
                <text:p>584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60">
                <text:p>586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80">
                <text:p>5880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00">
                <text:p>5900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20">
                <text:p>592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40">
                <text:p>594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60">
                <text:p>596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80">
                <text:p>598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0">
                <text:p>6000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